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office:automatic-styles>
  <office:body>
    <office:text>
      <text:p text:style-name="P1"><text:span text:style-name="T1">Reproducible Research - Course Project 2</text:span></text:p>
      <text:p text:style-name="P1"><text:span text:style-name="T1">Redoyan</text:span></text:p>
      <text:p text:style-name="P1"><text:span text:style-name="T1">oct, 10, 20</text:span></text:p>
      <text:p text:style-name="P1"><text:span text:style-name="T1"/></text:p>
      <text:p text:style-name="P1"><text:span text:style-name="T1">Exploring the U.S. National Oceanic and Atmospheric Administration’s (NOAA) storm database - Health and Economic Impacts</text:span></text:p>
      <text:p text:style-name="P1"><text:span text:style-name="T1">Synopsis</text:span></text:p>
      <text:p text:style-name="P1"><text:span text:style-name="T1">This is a second course project for Reproducible Research course which is part of the Coursera’s Data Science Specialization.</text:span></text:p>
      <text:p text:style-name="P1"><text:span text:style-name="T1"/></text:p>
      <text:p text:style-name="P1"><text:span text:style-name="T1">Storms and other severe weather events can cause both public health and economic problems for communities and municipalities. Many severe events can result in fatalities, injuries, and property damage, and preventing such outcomes to the extent possible is a key concern.</text:span></text:p>
      <text:p text:style-name="P1"><text:span text:style-name="T1"/></text:p>
      <text:p text:style-name="P1"><text:span text:style-name="T1">This project involves exploring the U.S. National Oceanic and Atmospheric Administration’s (NOAA) storm database. This database tracks characteristics of major storms and weather events in the United States, including when and where they occur, as well as estimates of any fatalities, injuries, and property damage.</text:span></text:p>
      <text:p text:style-name="P1"><text:span text:style-name="T1"/></text:p>
      <text:p text:style-name="P1"><text:span text:style-name="T1">The analysis of the data shows that tornadoes, by far, have the greatest health impact as measured by the number of injuries and fatalities The analysis also shows that floods cause the greatest economic impact as measured by property damage and crop damage.</text:span></text:p>
      <text:p text:style-name="P1"><text:span text:style-name="T1"/></text:p>
      <text:p text:style-name="P1"><text:span text:style-name="T1">Data Processing</text:span></text:p>
      <text:p text:style-name="P1"><text:span text:style-name="T1">Load Libraries and prepare the R environment</text:span></text:p>
      <text:p text:style-name="P1"><text:span text:style-name="T1">I used these librarys in my analysis:</text:span></text:p>
      <text:p text:style-name="P1"><text:span text:style-name="T1"/></text:p>
      <text:p text:style-name="P1"><text:span text:style-name="T1">library(ggplot2)<text:s text:c="2"/></text:span></text:p>
      <text:p text:style-name="P1"><text:span text:style-name="T1">## Warning: package 'ggplot2' was built under R version 3.5.2</text:span></text:p>
      <text:p text:style-name="P1"><text:span text:style-name="T1">library(plyr) </text:span></text:p>
      <text:p text:style-name="P1"><text:span text:style-name="T1">## Warning: package 'plyr' was built under R version 3.5.2</text:span></text:p>
      <text:p text:style-name="P1"><text:span text:style-name="T1">library(dplyr)</text:span></text:p>
      <text:p text:style-name="P1"><text:span text:style-name="T1">## Warning: package 'dplyr' was built under R version 3.5.3</text:span></text:p>
      <text:p text:style-name="P1"><text:span text:style-name="T1">## </text:span></text:p>
      <text:p text:style-name="P1"><text:span text:style-name="T1">## Attaching package: 'dplyr'</text:span></text:p>
      <text:p text:style-name="P1"><text:span text:style-name="T1">## The following objects are masked from 'package:plyr':</text:span></text:p>
      <text:p text:style-name="P1"><text:span text:style-name="T1">## </text:span></text:p>
      <text:p text:style-name="P1"><text:span text:style-name="T1">##<text:s text:c="5"/>arrange, count, desc, failwith, id, mutate, rename, summarise,</text:span></text:p>
      <text:p text:style-name="P1"><text:span text:style-name="T1">##<text:s text:c="5"/>summarize</text:span></text:p>
      <text:p text:style-name="P1"><text:span text:style-name="T1">## The following objects are masked from 'package:stats':</text:span></text:p>
      <text:p text:style-name="P1"><text:span text:style-name="T1">## </text:span></text:p>
      <text:p text:style-name="P1"><text:span text:style-name="T1">##<text:s text:c="5"/>filter, lag</text:span></text:p>
      <text:p text:style-name="P1"><text:span text:style-name="T1">## The following objects are masked from 'package:base':</text:span></text:p>
      <text:p text:style-name="P1"><text:span text:style-name="T1">## </text:span></text:p>
      <text:p text:style-name="P1"><text:span text:style-name="T1">##<text:s text:c="5"/>intersect, setdiff, setequal, union</text:span></text:p>
      <text:p text:style-name="P1"><text:span text:style-name="T1">Data</text:span></text:p>
      <text:p text:style-name="P1"><text:span text:style-name="T1">The data for this assignment come in the form of a comma-separated-value file compressed via the bzip2 algorithm to reduce its size. You can download the file from the course web site:</text:span></text:p>
      <text:p text:style-name="P1"><text:span text:style-name="T1"/></text:p>
      <text:p text:style-name="P1"><text:span text:style-name="T1">storm data[47Mb]</text:span></text:p>
      <text:p text:style-name="P1"><text:span text:style-name="T1"/></text:p>
      <text:p text:style-name="P1"><text:span text:style-name="T1">There is also some documentation of the database available. Here you will find how some of the variables are constructed/defined.</text:span></text:p>
      <text:p text:style-name="P1"><text:span text:style-name="T1"/></text:p>
      <text:p text:style-name="P1"><text:span text:style-name="T1">National Weather Service Storm Data Documentation</text:span></text:p>
      <text:p text:style-name="P1"><text:span text:style-name="T1"/></text:p>
      <text:p text:style-name="P1"><text:span text:style-name="T1">National Climatic Data Center Storm Events FAQ</text:span></text:p>
      <text:p text:style-name="P1"><text:span text:style-name="T1"/></text:p>
      <text:p text:style-name="P1"><text:span text:style-name="T1">The events in the database start in the year 1950 and end in November 2011. In the earlier years of the database there are generally fewer events recorded, most likely due to a lack of good records. More recent years should be considered more complete.</text:span></text:p>
      <text:p text:style-name="P1"><text:span text:style-name="T1"/></text:p>
      <text:p text:style-name="P1"><text:span text:style-name="T1">Assignment</text:span></text:p>
      <text:p text:style-name="P1"><text:span text:style-name="T1">The basic goal of this assignment is to explore the NOAA Storm Database and answer the following basic questions about severe weather events.</text:span></text:p>
      <text:p text:style-name="P1"><text:span text:style-name="T1"/></text:p>
      <text:p text:style-name="P1"><text:span text:style-name="T1">Across the United States, which types of events (as indicated in the EVTYPE variable) are most harmful with respect to population health?</text:span></text:p>
      <text:p text:style-name="P1"><text:span text:style-name="T1">Across the United States, which types of events have the greatest economic consequences?</text:span></text:p>
      <text:p text:style-name="P1"><text:span text:style-name="T1">Loading the data</text:span></text:p>
      <text:p text:style-name="P1"><text:span text:style-name="T1">The data was downloaded from the link above and saved on local computer (in setwd command one can replace loacal file path with path of folder where the data was downloaded). Then it was loaded on the R using the read.csv command. If object strom.data is already loaded, use that cached object insted of loading it each time the Rmd file is knitted.</text:span></text:p>
      <text:p text:style-name="P1"><text:span text:style-name="T1"/></text:p>
      <text:p text:style-name="P1"><text:span text:style-name="T1">if(!exists("storm.data")) {</text:span></text:p>
      <text:p text:style-name="P1"><text:span text:style-name="T1"><text:s text:c="4"/>storm.data &lt;- read.csv(bzfile("repdata_data_StormData.csv.bz2"),header = TRUE)</text:span></text:p>
      <text:p text:style-name="P1"><text:span text:style-name="T1"><text:s text:c="2"/>}</text:span></text:p>
      <text:p text:style-name="P1"><text:span text:style-name="T1">Examine the data set</text:span></text:p>
      <text:p text:style-name="P1"><text:span text:style-name="T1">In storm.data there is 37 columns (variables) and 902,297 rows (records).</text:span></text:p>
      <text:p text:style-name="P1"><text:span text:style-name="T1"/></text:p>
      <text:p text:style-name="P1"><text:span text:style-name="T1">dim(storm.data)</text:span></text:p>
      <text:p text:style-name="P1"><text:span text:style-name="T1">## [1] 902297<text:s text:c="5"/>37</text:span></text:p>
      <text:p text:style-name="P1"><text:span text:style-name="T1">Examine the structure of the data</text:span></text:p>
      <text:p text:style-name="P1"><text:span text:style-name="T1"/></text:p>
      <text:p text:style-name="P1"><text:span text:style-name="T1">str(storm.data)</text:span></text:p>
      <text:p text:style-name="P1"><text:span text:style-name="T1">## 'data.frame':<text:s text:c="4"/>902297 obs. of<text:s text:c="2"/>37 variables:</text:span></text:p>
      <text:p text:style-name="P1"><text:span text:style-name="T1">##<text:s text:c="2"/>$ STATE__<text:s text:c="3"/>: num<text:s text:c="2"/>1 1 1 1 1 1 1 1 1 1 ...</text:span></text:p>
      <text:p text:style-name="P1"><text:span text:style-name="T1">##<text:s text:c="2"/>$ BGN_DATE<text:s text:c="2"/>: Factor w/ 16335 levels "1/1/1966 0:00:00",..: 6523 6523 4242 11116 2224 2224 2260 383 3980 3980 ...</text:span></text:p>
      <text:p text:style-name="P1"><text:span text:style-name="T1">##<text:s text:c="2"/>$ BGN_TIME<text:s text:c="2"/>: Factor w/ 3608 levels "00:00:00 AM",..: 272 287 2705 1683 2584 3186 242 1683 3186 3186 ...</text:span></text:p>
      <text:p text:style-name="P1"><text:span text:style-name="T1">##<text:s text:c="2"/>$ TIME_ZONE : Factor w/ 22 levels "ADT","AKS","AST",..: 7 7 7 7 7 7 7 7 7 7 ...</text:span></text:p>
      <text:p text:style-name="P1"><text:span text:style-name="T1">##<text:s text:c="2"/>$ COUNTY<text:s text:c="4"/>: num<text:s text:c="2"/>97 3 57 89 43 77 9 123 125 57 ...</text:span></text:p>
      <text:p text:style-name="P1"><text:span text:style-name="T1">##<text:s text:c="2"/>$ COUNTYNAME: Factor w/ 29601 levels "","5NM E OF MACKINAC BRIDGE TO PRESQUE ISLE LT MI",..: 13513 1873 4598 10592 4372 10094 1973 23873 24418 4598 ...</text:span></text:p>
      <text:p text:style-name="P1"><text:span text:style-name="T1">##<text:s text:c="2"/>$ STATE<text:s text:c="5"/>: Factor w/ 72 levels "AK","AL","AM",..: 2 2 2 2 2 2 2 2 2 2 ...</text:span></text:p>
      <text:p text:style-name="P1"><text:span text:style-name="T1">##<text:s text:c="2"/>$ EVTYPE<text:s text:c="4"/>: Factor w/ 985 levels "<text:s text:c="3"/>HIGH SURF ADVISORY",..: 834 834 834 834 834 834 834 834 834 834 ...</text:span></text:p>
      <text:p text:style-name="P1"><text:span text:style-name="T1">##<text:s text:c="2"/>$ BGN_RANGE : num<text:s text:c="2"/>0 0 0 0 0 0 0 0 0 0 ...</text:span></text:p>
      <text:p text:style-name="P1"><text:span text:style-name="T1">##<text:s text:c="2"/>$ BGN_AZI<text:s text:c="3"/>: Factor w/ 35 levels "","<text:s text:c="2"/>N"," NW",..: 1 1 1 1 1 1 1 1 1 1 ...</text:span></text:p>
      <text:p text:style-name="P1"><text:span text:style-name="T1">##<text:s text:c="2"/>$ BGN_LOCATI: Factor w/ 54429 levels "","- 1 N Albion",..: 1 1 1 1 1 1 1 1 1 1 ...</text:span></text:p>
      <text:p text:style-name="P1"><text:span text:style-name="T1">##<text:s text:c="2"/>$ END_DATE<text:s text:c="2"/>: Factor w/ 6663 levels "","1/1/1993 0:00:00",..: 1 1 1 1 1 1 1 1 1 1 ...</text:span></text:p>
      <text:p text:style-name="P1"><text:span text:style-name="T1">##<text:s text:c="2"/>$ END_TIME<text:s text:c="2"/>: Factor w/ 3647 levels ""," 0900CST",..: 1 1 1 1 1 1 1 1 1 1 ...</text:span></text:p>
      <text:p text:style-name="P1"><text:span text:style-name="T1">##<text:s text:c="2"/>$ COUNTY_END: num<text:s text:c="2"/>0 0 0 0 0 0 0 0 0 0 ...</text:span></text:p>
      <text:p text:style-name="P1"><text:span text:style-name="T1">##<text:s text:c="2"/>$ COUNTYENDN: logi<text:s text:c="2"/>NA NA NA NA NA NA ...</text:span></text:p>
      <text:p text:style-name="P1"><text:span text:style-name="T1">##<text:s text:c="2"/>$ END_RANGE : num<text:s text:c="2"/>0 0 0 0 0 0 0 0 0 0 ...</text:span></text:p>
      <text:p text:style-name="P1"><text:span text:style-name="T1">##<text:s text:c="2"/>$ END_AZI<text:s text:c="3"/>: Factor w/ 24 levels "","E","ENE","ESE",..: 1 1 1 1 1 1 1 1 1 1 ...</text:span></text:p>
      <text:p text:style-name="P1"><text:span text:style-name="T1">##<text:s text:c="2"/>$ END_LOCATI: Factor w/ 34506 levels "","- .5 NNW",..: 1 1 1 1 1 1 1 1 1 1 ...</text:span></text:p>
      <text:p text:style-name="P1"><text:span text:style-name="T1">##<text:s text:c="2"/>$ LENGTH<text:s text:c="4"/>: num<text:s text:c="2"/>14 2 0.1 0 0 1.5 1.5 0 3.3 2.3 ...</text:span></text:p>
      <text:p text:style-name="P1"><text:span text:style-name="T1">##<text:s text:c="2"/>$ WIDTH<text:s text:c="5"/>: num<text:s text:c="2"/>100 150 123 100 150 177 33 33 100 100 ...</text:span></text:p>
      <text:p text:style-name="P1"><text:span text:style-name="T1">##<text:s text:c="2"/>$ F<text:s text:c="9"/>: int<text:s text:c="2"/>3 2 2 2 2 2 2 1 3 3 ...</text:span></text:p>
      <text:p text:style-name="P1"><text:span text:style-name="T1">##<text:s text:c="2"/>$ MAG<text:s text:c="7"/>: num<text:s text:c="2"/>0 0 0 0 0 0 0 0 0 0 ...</text:span></text:p>
      <text:p text:style-name="P1"><text:span text:style-name="T1">##<text:s text:c="2"/>$ FATALITIES: num<text:s text:c="2"/>0 0 0 0 0 0 0 0 1 0 ...</text:span></text:p>
      <text:p text:style-name="P1"><text:span text:style-name="T1">##<text:s text:c="2"/>$ INJURIES<text:s text:c="2"/>: num<text:s text:c="2"/>15 0 2 2 2 6 1 0 14 0 ...</text:span></text:p>
      <text:p text:style-name="P1"><text:span text:style-name="T1">##<text:s text:c="2"/>$ PROPDMG<text:s text:c="3"/>: num<text:s text:c="2"/>25 2.5 25 2.5 2.5 2.5 2.5 2.5 25 25 ...</text:span></text:p>
      <text:p text:style-name="P1"><text:span text:style-name="T1">##<text:s text:c="2"/>$ PROPDMGEXP: Factor w/ 19 levels "","-","?","+",..: 17 17 17 17 17 17 17 17 17 17 ...</text:span></text:p>
      <text:p text:style-name="P1"><text:span text:style-name="T1">##<text:s text:c="2"/>$ CROPDMG<text:s text:c="3"/>: num<text:s text:c="2"/>0 0 0 0 0 0 0 0 0 0 ...</text:span></text:p>
      <text:p text:style-name="P1"><text:span text:style-name="T1">##<text:s text:c="2"/>$ CROPDMGEXP: Factor w/ 9 levels "","?","0","2",..: 1 1 1 1 1 1 1 1 1 1 ...</text:span></text:p>
      <text:p text:style-name="P1"><text:span text:style-name="T1">##<text:s text:c="2"/>$ WFO<text:s text:c="7"/>: Factor w/ 542 levels ""," CI","$AC",..: 1 1 1 1 1 1 1 1 1 1 ...</text:span></text:p>
      <text:p text:style-name="P1"><text:span text:style-name="T1">##<text:s text:c="2"/>$ STATEOFFIC: Factor w/ 250 levels "","ALABAMA, Central",..: 1 1 1 1 1 1 1 1 1 1 ...</text:span></text:p>
      <text:p text:style-name="P1"><text:span text:style-name="T1">##<text:s text:c="2"/>$ ZONENAMES : Factor w/ 25112 levels "","<text:s text:c="111"/>"| __truncated__,..: 1 1 1 1 1 1 1 1 1 1 ...</text:span></text:p>
      <text:p text:style-name="P1"><text:span text:style-name="T1">##<text:s text:c="2"/>$ LATITUDE<text:s text:c="2"/>: num<text:s text:c="2"/>3040 3042 3340 3458 3412 ...</text:span></text:p>
      <text:p text:style-name="P1"><text:span text:style-name="T1">##<text:s text:c="2"/>$ LONGITUDE : num<text:s text:c="2"/>8812 8755 8742 8626 8642 ...</text:span></text:p>
      <text:p text:style-name="P1"><text:span text:style-name="T1">##<text:s text:c="2"/>$ LATITUDE_E: num<text:s text:c="2"/>3051 0 0 0 0 ...</text:span></text:p>
      <text:p text:style-name="P1"><text:span text:style-name="T1">##<text:s text:c="2"/>$ LONGITUDE_: num<text:s text:c="2"/>8806 0 0 0 0 ...</text:span></text:p>
      <text:p text:style-name="P1"><text:span text:style-name="T1">##<text:s text:c="2"/>$ REMARKS<text:s text:c="3"/>: Factor w/ 436781 levels "","-2 at Deer Park\n",..: 1 1 1 1 1 1 1 1 1 1 ...</text:span></text:p>
      <text:p text:style-name="P1"><text:span text:style-name="T1">##<text:s text:c="2"/>$ REFNUM<text:s text:c="4"/>: num<text:s text:c="2"/>1 2 3 4 5 6 7 8 9 10 ...</text:span></text:p>
      <text:p text:style-name="P1"><text:span text:style-name="T1">Extracting variables of interest for analysis of weather impact on health and economy</text:span></text:p>
      <text:p text:style-name="P1"><text:span text:style-name="T1">From a list of variables in storm.data, these are columns of interest:</text:span></text:p>
      <text:p text:style-name="P1"><text:span text:style-name="T1"/></text:p>
      <text:p text:style-name="P1"><text:span text:style-name="T1">Health variables:</text:span></text:p>
      <text:p text:style-name="P1"><text:span text:style-name="T1">* FATALITIES: approx. number of deaths</text:span></text:p>
      <text:p text:style-name="P1"><text:span text:style-name="T1">* INJURIES: approx. number of injuries</text:span></text:p>
      <text:p text:style-name="P1"><text:span text:style-name="T1"/></text:p>
      <text:p text:style-name="P1"><text:span text:style-name="T1">Economic variables:</text:span></text:p>
      <text:p text:style-name="P1"><text:span text:style-name="T1"/></text:p>
      <text:p text:style-name="P1"><text:span text:style-name="T1">PROPDMG: approx. property damags</text:span></text:p>
      <text:p text:style-name="P1"><text:span text:style-name="T1">PROPDMGEXP: the units for property damage value</text:span></text:p>
      <text:p text:style-name="P1"><text:span text:style-name="T1">CROPDMG: approx. crop damages</text:span></text:p>
      <text:p text:style-name="P1"><text:span text:style-name="T1">CROPDMGEXP: the units for crop damage value</text:span></text:p>
      <text:p text:style-name="P1"><text:span text:style-name="T1">Events - target variable:</text:span></text:p>
      <text:p text:style-name="P1"><text:span text:style-name="T1"/></text:p>
      <text:p text:style-name="P1"><text:span text:style-name="T1">EVTYPE: weather event (Tornados, Wind, Snow, Flood, etc..)</text:span></text:p>
      <text:p text:style-name="P1"><text:span text:style-name="T1">Extract variables of interest from original data set:</text:span></text:p>
      <text:p text:style-name="P1"><text:span text:style-name="T1"/></text:p>
      <text:p text:style-name="P1"><text:span text:style-name="T1">vars &lt;- c( "EVTYPE", "FATALITIES", "INJURIES", "PROPDMG", "PROPDMGEXP", "CROPDMG", "CROPDMGEXP")</text:span></text:p>
      <text:p text:style-name="P1"><text:span text:style-name="T1">mydata &lt;- storm.data[, vars]</text:span></text:p>
      <text:p text:style-name="P1"><text:span text:style-name="T1">Check the last few rows in data set (in firs years of recording there are many missing (NA) values):</text:span></text:p>
      <text:p text:style-name="P1"><text:span text:style-name="T1"/></text:p>
      <text:p text:style-name="P1"><text:span text:style-name="T1">tail(mydata)</text:span></text:p>
      <text:p text:style-name="P1"><text:span text:style-name="T1">##<text:s text:c="16"/>EVTYPE FATALITIES INJURIES PROPDMG PROPDMGEXP CROPDMG</text:span></text:p>
      <text:p text:style-name="P1"><text:span text:style-name="T1">## 902292 WINTER WEATHER<text:s text:c="10"/>0<text:s text:c="8"/>0<text:s text:c="7"/>0<text:s text:c="10"/>K<text:s text:c="7"/>0</text:span></text:p>
      <text:p text:style-name="P1"><text:span text:style-name="T1">## 902293<text:s text:c="6"/>HIGH WIND<text:s text:c="10"/>0<text:s text:c="8"/>0<text:s text:c="7"/>0<text:s text:c="10"/>K<text:s text:c="7"/>0</text:span></text:p>
      <text:p text:style-name="P1"><text:span text:style-name="T1">## 902294<text:s text:c="6"/>HIGH WIND<text:s text:c="10"/>0<text:s text:c="8"/>0<text:s text:c="7"/>0<text:s text:c="10"/>K<text:s text:c="7"/>0</text:span></text:p>
      <text:p text:style-name="P1"><text:span text:style-name="T1">## 902295<text:s text:c="6"/>HIGH WIND<text:s text:c="10"/>0<text:s text:c="8"/>0<text:s text:c="7"/>0<text:s text:c="10"/>K<text:s text:c="7"/>0</text:span></text:p>
      <text:p text:style-name="P1"><text:span text:style-name="T1">## 902296<text:s text:c="7"/>BLIZZARD<text:s text:c="10"/>0<text:s text:c="8"/>0<text:s text:c="7"/>0<text:s text:c="10"/>K<text:s text:c="7"/>0</text:span></text:p>
      <text:p text:style-name="P1"><text:span text:style-name="T1">## 902297<text:s text:c="5"/>HEAVY SNOW<text:s text:c="10"/>0<text:s text:c="8"/>0<text:s text:c="7"/>0<text:s text:c="10"/>K<text:s text:c="7"/>0</text:span></text:p>
      <text:p text:style-name="P1"><text:span text:style-name="T1">##<text:s text:c="8"/>CROPDMGEXP</text:span></text:p>
      <text:p text:style-name="P1"><text:span text:style-name="T1">## 902292<text:s text:c="10"/>K</text:span></text:p>
      <text:p text:style-name="P1"><text:span text:style-name="T1">## 902293<text:s text:c="10"/>K</text:span></text:p>
      <text:p text:style-name="P1"><text:span text:style-name="T1">## 902294<text:s text:c="10"/>K</text:span></text:p>
      <text:p text:style-name="P1"><text:span text:style-name="T1">## 902295<text:s text:c="10"/>K</text:span></text:p>
      <text:p text:style-name="P1"><text:span text:style-name="T1">## 902296<text:s text:c="10"/>K</text:span></text:p>
      <text:p text:style-name="P1"><text:span text:style-name="T1">## 902297<text:s text:c="10"/>K</text:span></text:p>
      <text:p text:style-name="P1"><text:span text:style-name="T1">Checking for missing values</text:span></text:p>
      <text:p text:style-name="P1"><text:span text:style-name="T1">In every analysis we must the check number of missing values in variables.</text:span></text:p>
      <text:p text:style-name="P1"><text:span text:style-name="T1"/></text:p>
      <text:p text:style-name="P1"><text:span text:style-name="T1">Check for missing values in health variables - there is no NA’s in the data.</text:span></text:p>
      <text:p text:style-name="P1"><text:span text:style-name="T1"/></text:p>
      <text:p text:style-name="P1"><text:span text:style-name="T1">sum(is.na(mydata$FATALITIES))</text:span></text:p>
      <text:p text:style-name="P1"><text:span text:style-name="T1">## [1] 0</text:span></text:p>
      <text:p text:style-name="P1"><text:span text:style-name="T1">sum(is.na(mydata$INJURIES))</text:span></text:p>
      <text:p text:style-name="P1"><text:span text:style-name="T1">## [1] 0</text:span></text:p>
      <text:p text:style-name="P1"><text:span text:style-name="T1">Check for missing values in economic variables for “size” of damage - there is no NA’s in the data.</text:span></text:p>
      <text:p text:style-name="P1"><text:span text:style-name="T1"/></text:p>
      <text:p text:style-name="P1"><text:span text:style-name="T1">sum(is.na(mydata$PROPDMG))</text:span></text:p>
      <text:p text:style-name="P1"><text:span text:style-name="T1">## [1] 0</text:span></text:p>
      <text:p text:style-name="P1"><text:span text:style-name="T1">sum(is.na(mydata$CROPDMG))</text:span></text:p>
      <text:p text:style-name="P1"><text:span text:style-name="T1">## [1] 0</text:span></text:p>
      <text:p text:style-name="P1"><text:span text:style-name="T1">Check for missing values in economic variables for units damage - there is no NA’s in the data.</text:span></text:p>
      <text:p text:style-name="P1"><text:span text:style-name="T1"/></text:p>
      <text:p text:style-name="P1"><text:span text:style-name="T1">sum(is.na(mydata$PROPDMGEXP))</text:span></text:p>
      <text:p text:style-name="P1"><text:span text:style-name="T1">## [1] 0</text:span></text:p>
      <text:p text:style-name="P1"><text:span text:style-name="T1">sum(is.na(mydata$CROPDMGEXP))</text:span></text:p>
      <text:p text:style-name="P1"><text:span text:style-name="T1">## [1] 0</text:span></text:p>
      <text:p text:style-name="P1"><text:span text:style-name="T1">Transforming extracted variables</text:span></text:p>
      <text:p text:style-name="P1"><text:span text:style-name="T1">Listing the first 10 event types that most appear in the data:</text:span></text:p>
      <text:p text:style-name="P1"><text:span text:style-name="T1"/></text:p>
      <text:p text:style-name="P1"><text:span text:style-name="T1">sort(table(mydata$EVTYPE), decreasing = TRUE)[1:10]</text:span></text:p>
      <text:p text:style-name="P1"><text:span text:style-name="T1">## </text:span></text:p>
      <text:p text:style-name="P1"><text:span text:style-name="T1">##<text:s text:c="15"/>HAIL<text:s text:c="10"/>TSTM WIND<text:s text:c="2"/>THUNDERSTORM WIND </text:span></text:p>
      <text:p text:style-name="P1"><text:span text:style-name="T1">##<text:s text:c="13"/>288661<text:s text:c="13"/>219940<text:s text:c="14"/>82563 </text:span></text:p>
      <text:p text:style-name="P1"><text:span text:style-name="T1">##<text:s text:c="12"/>TORNADO<text:s text:c="8"/>FLASH FLOOD<text:s text:c="14"/>FLOOD </text:span></text:p>
      <text:p text:style-name="P1"><text:span text:style-name="T1">##<text:s text:c="14"/>60652<text:s text:c="14"/>54277<text:s text:c="14"/>25326 </text:span></text:p>
      <text:p text:style-name="P1"><text:span text:style-name="T1">## THUNDERSTORM WINDS<text:s text:c="10"/>HIGH WIND<text:s text:c="10"/>LIGHTNING </text:span></text:p>
      <text:p text:style-name="P1"><text:span text:style-name="T1">##<text:s text:c="14"/>20843<text:s text:c="14"/>20212<text:s text:c="14"/>15754 </text:span></text:p>
      <text:p text:style-name="P1"><text:span text:style-name="T1">##<text:s text:c="9"/>HEAVY SNOW </text:span></text:p>
      <text:p text:style-name="P1"><text:span text:style-name="T1">##<text:s text:c="14"/>15708</text:span></text:p>
      <text:p text:style-name="P1"><text:span text:style-name="T1">We will group events like TUNDERSTORM WIND, TUNDERSTORM WINDS, HIGH WIND, etc. by containing the keyword ‘WIND’ as one event WIND. And we will transform other types of events in a similar way. New variable EVENTS is the transform variable of EVTYPE that have 10 different types of events: HEAT, FLOOD, etc., and type OTHER for events in which name the keyword is not found.</text:span></text:p>
      <text:p text:style-name="P1"><text:span text:style-name="T1"/></text:p>
      <text:p text:style-name="P1"><text:span text:style-name="T1"># create a new variable EVENT to transform variable EVTYPE in groups</text:span></text:p>
      <text:p text:style-name="P1"><text:span text:style-name="T1">mydata$EVENT &lt;- "OTHER"</text:span></text:p>
      <text:p text:style-name="P1"><text:span text:style-name="T1"># group by keyword in EVTYPE</text:span></text:p>
      <text:p text:style-name="P1"><text:span text:style-name="T1">mydata$EVENT[grep("HAIL", mydata$EVTYPE, ignore.case = TRUE)] &lt;- "HAIL"</text:span></text:p>
      <text:p text:style-name="P1"><text:span text:style-name="T1">mydata$EVENT[grep("HEAT", mydata$EVTYPE, ignore.case = TRUE)] &lt;- "HEAT"</text:span></text:p>
      <text:p text:style-name="P1"><text:span text:style-name="T1">mydata$EVENT[grep("FLOOD", mydata$EVTYPE, ignore.case = TRUE)] &lt;- "FLOOD"</text:span></text:p>
      <text:p text:style-name="P1"><text:span text:style-name="T1">mydata$EVENT[grep("WIND", mydata$EVTYPE, ignore.case = TRUE)] &lt;- "WIND"</text:span></text:p>
      <text:p text:style-name="P1"><text:span text:style-name="T1">mydata$EVENT[grep("STORM", mydata$EVTYPE, ignore.case = TRUE)] &lt;- "STORM"</text:span></text:p>
      <text:p text:style-name="P1"><text:span text:style-name="T1">mydata$EVENT[grep("SNOW", mydata$EVTYPE, ignore.case = TRUE)] &lt;- "SNOW"</text:span></text:p>
      <text:p text:style-name="P1"><text:span text:style-name="T1">mydata$EVENT[grep("TORNADO", mydata$EVTYPE, ignore.case = TRUE)] &lt;- "TORNADO"</text:span></text:p>
      <text:p text:style-name="P1"><text:span text:style-name="T1">mydata$EVENT[grep("WINTER", mydata$EVTYPE, ignore.case = TRUE)] &lt;- "WINTER"</text:span></text:p>
      <text:p text:style-name="P1"><text:span text:style-name="T1">mydata$EVENT[grep("RAIN", mydata$EVTYPE, ignore.case = TRUE)] &lt;- "RAIN"</text:span></text:p>
      <text:p text:style-name="P1"><text:span text:style-name="T1"># listing the transformed event types </text:span></text:p>
      <text:p text:style-name="P1"><text:span text:style-name="T1">sort(table(mydata$EVENT), decreasing = TRUE)</text:span></text:p>
      <text:p text:style-name="P1"><text:span text:style-name="T1">## </text:span></text:p>
      <text:p text:style-name="P1"><text:span text:style-name="T1">##<text:s text:c="4"/>HAIL<text:s text:c="4"/>WIND<text:s text:c="3"/>STORM<text:s text:c="3"/>FLOOD TORNADO<text:s text:c="3"/>OTHER<text:s text:c="2"/>WINTER<text:s text:c="4"/>SNOW<text:s text:c="4"/>RAIN </text:span></text:p>
      <text:p text:style-name="P1"><text:span text:style-name="T1">##<text:s text:c="2"/>289270<text:s text:c="2"/>255362<text:s text:c="2"/>113156<text:s text:c="3"/>82686<text:s text:c="3"/>60700<text:s text:c="3"/>48970<text:s text:c="3"/>19604<text:s text:c="3"/>17660<text:s text:c="3"/>12241 </text:span></text:p>
      <text:p text:style-name="P1"><text:span text:style-name="T1">##<text:s text:c="4"/>HEAT </text:span></text:p>
      <text:p text:style-name="P1"><text:span text:style-name="T1">##<text:s text:c="4"/>2648</text:span></text:p>
      <text:p text:style-name="P1"><text:span text:style-name="T1">Checking the values for variables that represent units od dollars:</text:span></text:p>
      <text:p text:style-name="P1"><text:span text:style-name="T1"/></text:p>
      <text:p text:style-name="P1"><text:span text:style-name="T1">sort(table(mydata$PROPDMGEXP), decreasing = TRUE)[1:10]</text:span></text:p>
      <text:p text:style-name="P1"><text:span text:style-name="T1">## </text:span></text:p>
      <text:p text:style-name="P1"><text:span text:style-name="T1">##<text:s text:c="13"/>K<text:s text:c="6"/>M<text:s text:c="6"/>0<text:s text:c="6"/>B<text:s text:c="6"/>5<text:s text:c="6"/>1<text:s text:c="6"/>2<text:s text:c="6"/>?<text:s text:c="6"/>m </text:span></text:p>
      <text:p text:style-name="P1"><text:span text:style-name="T1">## 465934 424665<text:s text:c="2"/>11330<text:s text:c="4"/>216<text:s text:c="5"/>40<text:s text:c="5"/>28<text:s text:c="5"/>25<text:s text:c="5"/>13<text:s text:c="6"/>8<text:s text:c="6"/>7</text:span></text:p>
      <text:p text:style-name="P1"><text:span text:style-name="T1">sort(table(mydata$CROPDMGEXP), decreasing = TRUE)[1:10]</text:span></text:p>
      <text:p text:style-name="P1"><text:span text:style-name="T1">## </text:span></text:p>
      <text:p text:style-name="P1"><text:span text:style-name="T1">##<text:s text:c="13"/>K<text:s text:c="6"/>M<text:s text:c="6"/>k<text:s text:c="6"/>0<text:s text:c="6"/>B<text:s text:c="6"/>?<text:s text:c="6"/>2<text:s text:c="6"/>m<text:s text:c="3"/>&lt;NA&gt; </text:span></text:p>
      <text:p text:style-name="P1"><text:span text:style-name="T1">## 618413 281832<text:s text:c="3"/>1994<text:s text:c="5"/>21<text:s text:c="5"/>19<text:s text:c="6"/>9<text:s text:c="6"/>7<text:s text:c="6"/>1<text:s text:c="6"/>1</text:span></text:p>
      <text:p text:style-name="P1"><text:span text:style-name="T1">There is some mess in units, so we transform those variables in one unit (dollar) variable by the following rule:</text:span></text:p>
      <text:p text:style-name="P1"><text:span text:style-name="T1">* K or k: thousand dollars (10^3)</text:span></text:p>
      <text:p text:style-name="P1"><text:span text:style-name="T1">* M or m: million dollars (10^6)</text:span></text:p>
      <text:p text:style-name="P1"><text:span text:style-name="T1">* B or b: billion dollars (10^9)</text:span></text:p>
      <text:p text:style-name="P1"><text:span text:style-name="T1">* the rest would be consider as dollars</text:span></text:p>
      <text:p text:style-name="P1"><text:span text:style-name="T1"/></text:p>
      <text:p text:style-name="P1"><text:span text:style-name="T1">New variable(s) is product of value of damage and dollar unit.</text:span></text:p>
      <text:p text:style-name="P1"><text:span text:style-name="T1"/></text:p>
      <text:p text:style-name="P1"><text:span text:style-name="T1">mydata$PROPDMGEXP &lt;- as.character(mydata$PROPDMGEXP)</text:span></text:p>
      <text:p text:style-name="P1"><text:span text:style-name="T1">mydata$PROPDMGEXP[is.na(mydata$PROPDMGEXP)] &lt;- 0 # NA's considered as dollars</text:span></text:p>
      <text:p text:style-name="P1"><text:span text:style-name="T1">mydata$PROPDMGEXP[!grepl("K|M|B", mydata$PROPDMGEXP, ignore.case = TRUE)] &lt;- 0 # everything exept K,M,B is dollar</text:span></text:p>
      <text:p text:style-name="P1"><text:span text:style-name="T1">mydata$PROPDMGEXP[grep("K", mydata$PROPDMGEXP, ignore.case = TRUE)] &lt;- "3"</text:span></text:p>
      <text:p text:style-name="P1"><text:span text:style-name="T1">mydata$PROPDMGEXP[grep("M", mydata$PROPDMGEXP, ignore.case = TRUE)] &lt;- "6"</text:span></text:p>
      <text:p text:style-name="P1"><text:span text:style-name="T1">mydata$PROPDMGEXP[grep("B", mydata$PROPDMGEXP, ignore.case = TRUE)] &lt;- "9"</text:span></text:p>
      <text:p text:style-name="P1"><text:span text:style-name="T1">mydata$PROPDMGEXP &lt;- as.numeric(as.character(mydata$PROPDMGEXP))</text:span></text:p>
      <text:p text:style-name="P1"><text:span text:style-name="T1">mydata$property.damage &lt;- mydata$PROPDMG * 10^mydata$PROPDMGEXP</text:span></text:p>
      <text:p text:style-name="P1"><text:span text:style-name="T1"/></text:p>
      <text:p text:style-name="P1"><text:span text:style-name="T1">mydata$CROPDMGEXP &lt;- as.character(mydata$CROPDMGEXP)</text:span></text:p>
      <text:p text:style-name="P1"><text:span text:style-name="T1">mydata$CROPDMGEXP[is.na(mydata$CROPDMGEXP)] &lt;- 0 # NA's considered as dollars</text:span></text:p>
      <text:p text:style-name="P1"><text:span text:style-name="T1">mydata$CROPDMGEXP[!grepl("K|M|B", mydata$CROPDMGEXP, ignore.case = TRUE)] &lt;- 0 # everything exept K,M,B is dollar</text:span></text:p>
      <text:p text:style-name="P1"><text:span text:style-name="T1">mydata$CROPDMGEXP[grep("K", mydata$CROPDMGEXP, ignore.case = TRUE)] &lt;- "3"</text:span></text:p>
      <text:p text:style-name="P1"><text:span text:style-name="T1">mydata$CROPDMGEXP[grep("M", mydata$CROPDMGEXP, ignore.case = TRUE)] &lt;- "6"</text:span></text:p>
      <text:p text:style-name="P1"><text:span text:style-name="T1">mydata$CROPDMGEXP[grep("B", mydata$CROPDMGEXP, ignore.case = TRUE)] &lt;- "9"</text:span></text:p>
      <text:p text:style-name="P1"><text:span text:style-name="T1">mydata$CROPDMGEXP &lt;- as.numeric(as.character(mydata$CROPDMGEXP))</text:span></text:p>
      <text:p text:style-name="P1"><text:span text:style-name="T1">mydata$crop.damage &lt;- mydata$CROPDMG * 10^mydata$CROPDMGEXP</text:span></text:p>
      <text:p text:style-name="P1"><text:span text:style-name="T1">Print of first 10 values for property damage (in dollars) that most appear in the data:</text:span></text:p>
      <text:p text:style-name="P1"><text:span text:style-name="T1"/></text:p>
      <text:p text:style-name="P1"><text:span text:style-name="T1">sort(table(mydata$property.damage), decreasing = TRUE)[1:10]</text:span></text:p>
      <text:p text:style-name="P1"><text:span text:style-name="T1">## </text:span></text:p>
      <text:p text:style-name="P1"><text:span text:style-name="T1">##<text:s text:c="6"/>0<text:s text:c="3"/>5000<text:s text:c="2"/>10000<text:s text:c="3"/>1000<text:s text:c="3"/>2000<text:s text:c="2"/>25000<text:s text:c="2"/>50000<text:s text:c="3"/>3000<text:s text:c="2"/>20000<text:s text:c="2"/>15000 </text:span></text:p>
      <text:p text:style-name="P1"><text:span text:style-name="T1">## 663123<text:s text:c="2"/>31731<text:s text:c="2"/>21787<text:s text:c="2"/>17544<text:s text:c="2"/>17186<text:s text:c="2"/>17104<text:s text:c="2"/>13596<text:s text:c="2"/>10364<text:s text:c="3"/>9179<text:s text:c="3"/>8617</text:span></text:p>
      <text:p text:style-name="P1"><text:span text:style-name="T1">Print of first 10 values for crop damage (in dollars) that most appear in the data:</text:span></text:p>
      <text:p text:style-name="P1"><text:span text:style-name="T1"/></text:p>
      <text:p text:style-name="P1"><text:span text:style-name="T1">sort(table(mydata$crop.damage), decreasing = TRUE)[1:10]</text:span></text:p>
      <text:p text:style-name="P1"><text:span text:style-name="T1">## </text:span></text:p>
      <text:p text:style-name="P1"><text:span text:style-name="T1">##<text:s text:c="6"/>0<text:s text:c="3"/>5000<text:s text:c="2"/>10000<text:s text:c="2"/>50000<text:s text:c="2"/>1e+05<text:s text:c="3"/>1000<text:s text:c="3"/>2000<text:s text:c="2"/>25000<text:s text:c="2"/>20000<text:s text:c="2"/>5e+05 </text:span></text:p>
      <text:p text:style-name="P1"><text:span text:style-name="T1">## 880198<text:s text:c="3"/>4097<text:s text:c="3"/>2349<text:s text:c="3"/>1984<text:s text:c="3"/>1233<text:s text:c="4"/>956<text:s text:c="4"/>951<text:s text:c="4"/>830<text:s text:c="4"/>758<text:s text:c="4"/>721</text:span></text:p>
      <text:p text:style-name="P1"><text:span text:style-name="T1">Analysis</text:span></text:p>
      <text:p text:style-name="P1"><text:span text:style-name="T1">Aggregating events for public health variables</text:span></text:p>
      <text:p text:style-name="P1"><text:span text:style-name="T1">Table of public health problems by event type</text:span></text:p>
      <text:p text:style-name="P1"><text:span text:style-name="T1"/></text:p>
      <text:p text:style-name="P1"><text:span text:style-name="T1"># aggregate FATALITIES and INJURIES by type of EVENT</text:span></text:p>
      <text:p text:style-name="P1"><text:span text:style-name="T1">agg.fatalites.and.injuries &lt;- ddply(mydata, .(EVENT), summarize, Total = sum(FATALITIES + INJURIES,<text:s text:c="2"/>na.rm = TRUE))</text:span></text:p>
      <text:p text:style-name="P1"><text:span text:style-name="T1">agg.fatalites.and.injuries$type &lt;- "fatalities and injuries"</text:span></text:p>
      <text:p text:style-name="P1"><text:span text:style-name="T1"><text:s text:c="2"/></text:span></text:p>
      <text:p text:style-name="P1"><text:span text:style-name="T1"># aggregate FATALITIES by type of EVENT</text:span></text:p>
      <text:p text:style-name="P1"><text:span text:style-name="T1">agg.fatalities &lt;- ddply(mydata, .(EVENT), summarize, Total = sum(FATALITIES, na.rm = TRUE))</text:span></text:p>
      <text:p text:style-name="P1"><text:span text:style-name="T1">agg.fatalities$type &lt;- "fatalities"</text:span></text:p>
      <text:p text:style-name="P1"><text:span text:style-name="T1"/></text:p>
      <text:p text:style-name="P1"><text:span text:style-name="T1"># aggregate INJURIES by type of EVENT</text:span></text:p>
      <text:p text:style-name="P1"><text:span text:style-name="T1">agg.injuries &lt;- ddply(mydata, .(EVENT), summarize, Total = sum(INJURIES, na.rm = TRUE))</text:span></text:p>
      <text:p text:style-name="P1"><text:span text:style-name="T1">agg.injuries$type &lt;- "injuries"</text:span></text:p>
      <text:p text:style-name="P1"><text:span text:style-name="T1"/></text:p>
      <text:p text:style-name="P1"><text:span text:style-name="T1"># combine all</text:span></text:p>
      <text:p text:style-name="P1"><text:span text:style-name="T1">agg.health &lt;- rbind(agg.fatalities, agg.injuries)</text:span></text:p>
      <text:p text:style-name="P1"><text:span text:style-name="T1"/></text:p>
      <text:p text:style-name="P1"><text:span text:style-name="T1">health.by.event &lt;- join (agg.fatalities, agg.injuries, by="EVENT", type="inner")</text:span></text:p>
      <text:p text:style-name="P1"><text:span text:style-name="T1">health.by.event</text:span></text:p>
      <text:p text:style-name="P1"><text:span text:style-name="T1">##<text:s text:c="6"/>EVENT Total<text:s text:c="7"/>type Total<text:s text:c="5"/>type</text:span></text:p>
      <text:p text:style-name="P1"><text:span text:style-name="T1">## 1<text:s text:c="4"/>FLOOD<text:s text:c="2"/>1524 fatalities<text:s text:c="2"/>8602 injuries</text:span></text:p>
      <text:p text:style-name="P1"><text:span text:style-name="T1">## 2<text:s text:c="5"/>HAIL<text:s text:c="4"/>15 fatalities<text:s text:c="2"/>1371 injuries</text:span></text:p>
      <text:p text:style-name="P1"><text:span text:style-name="T1">## 3<text:s text:c="5"/>HEAT<text:s text:c="2"/>3138 fatalities<text:s text:c="2"/>9224 injuries</text:span></text:p>
      <text:p text:style-name="P1"><text:span text:style-name="T1">## 4<text:s text:c="4"/>OTHER<text:s text:c="2"/>2626 fatalities 12224 injuries</text:span></text:p>
      <text:p text:style-name="P1"><text:span text:style-name="T1">## 5<text:s text:c="5"/>RAIN<text:s text:c="3"/>114 fatalities<text:s text:c="3"/>305 injuries</text:span></text:p>
      <text:p text:style-name="P1"><text:span text:style-name="T1">## 6<text:s text:c="5"/>SNOW<text:s text:c="3"/>164 fatalities<text:s text:c="2"/>1164 injuries</text:span></text:p>
      <text:p text:style-name="P1"><text:span text:style-name="T1">## 7<text:s text:c="4"/>STORM<text:s text:c="3"/>416 fatalities<text:s text:c="2"/>5339 injuries</text:span></text:p>
      <text:p text:style-name="P1"><text:span text:style-name="T1">## 8<text:s text:c="2"/>TORNADO<text:s text:c="2"/>5661 fatalities 91407 injuries</text:span></text:p>
      <text:p text:style-name="P1"><text:span text:style-name="T1">## 9<text:s text:c="5"/>WIND<text:s text:c="2"/>1209 fatalities<text:s text:c="2"/>9001 injuries</text:span></text:p>
      <text:p text:style-name="P1"><text:span text:style-name="T1">## 10<text:s text:c="2"/>WINTER<text:s text:c="3"/>278 fatalities<text:s text:c="2"/>1891 injuries</text:span></text:p>
      <text:p text:style-name="P1"><text:span text:style-name="T1">Aggregating events for economic variables</text:span></text:p>
      <text:p text:style-name="P1"><text:span text:style-name="T1"># aggregate PropDamage and CropDamage by type of EVENT</text:span></text:p>
      <text:p text:style-name="P1"><text:span text:style-name="T1">agg.propdmg.and.cropdmg &lt;- ddply(mydata, .(EVENT), summarize, Total = sum(property.damage + crop.damage,<text:s text:c="2"/>na.rm = TRUE))</text:span></text:p>
      <text:p text:style-name="P1"><text:span text:style-name="T1">agg.propdmg.and.cropdmg$type &lt;- "property and crop damage"</text:span></text:p>
      <text:p text:style-name="P1"><text:span text:style-name="T1"/></text:p>
      <text:p text:style-name="P1"><text:span text:style-name="T1"># aggregate PropDamage by type of EVENT</text:span></text:p>
      <text:p text:style-name="P1"><text:span text:style-name="T1">agg.prop &lt;- ddply(mydata, .(EVENT), summarize, Total = sum(property.damage, na.rm = TRUE))</text:span></text:p>
      <text:p text:style-name="P1"><text:span text:style-name="T1">agg.prop$type &lt;- "property"</text:span></text:p>
      <text:p text:style-name="P1"><text:span text:style-name="T1"/></text:p>
      <text:p text:style-name="P1"><text:span text:style-name="T1"># aggregate INJURIES by type of EVENT</text:span></text:p>
      <text:p text:style-name="P1"><text:span text:style-name="T1">agg.crop &lt;- ddply(mydata, .(EVENT), summarize, Total = sum(crop.damage, na.rm = TRUE))</text:span></text:p>
      <text:p text:style-name="P1"><text:span text:style-name="T1">agg.crop$type &lt;- "crop"</text:span></text:p>
      <text:p text:style-name="P1"><text:span text:style-name="T1"/></text:p>
      <text:p text:style-name="P1"><text:span text:style-name="T1"># combine all</text:span></text:p>
      <text:p text:style-name="P1"><text:span text:style-name="T1">agg.economic &lt;- rbind(agg.prop, agg.crop)</text:span></text:p>
      <text:p text:style-name="P1"><text:span text:style-name="T1"/></text:p>
      <text:p text:style-name="P1"><text:span text:style-name="T1"/></text:p>
      <text:p text:style-name="P1"><text:span text:style-name="T1">economic.by.event &lt;- join (agg.prop, agg.crop, by="EVENT", type="inner")</text:span></text:p>
      <text:p text:style-name="P1"><text:span text:style-name="T1">economic.by.event</text:span></text:p>
      <text:p text:style-name="P1"><text:span text:style-name="T1">##<text:s text:c="6"/>EVENT<text:s text:c="8"/>Total<text:s text:c="5"/>type<text:s text:c="7"/>Total type</text:span></text:p>
      <text:p text:style-name="P1"><text:span text:style-name="T1">## 1<text:s text:c="4"/>FLOOD 167502193929 property 12266906100 crop</text:span></text:p>
      <text:p text:style-name="P1"><text:span text:style-name="T1">## 2<text:s text:c="5"/>HAIL<text:s text:c="2"/>15733043048 property<text:s text:c="2"/>3046837473 crop</text:span></text:p>
      <text:p text:style-name="P1"><text:span text:style-name="T1">## 3<text:s text:c="5"/>HEAT<text:s text:c="5"/>20325750 property<text:s text:c="3"/>904469280 crop</text:span></text:p>
      <text:p text:style-name="P1"><text:span text:style-name="T1">## 4<text:s text:c="4"/>OTHER<text:s text:c="2"/>97246712337 property 23588880870 crop</text:span></text:p>
      <text:p text:style-name="P1"><text:span text:style-name="T1">## 5<text:s text:c="5"/>RAIN<text:s text:c="3"/>3270230192 property<text:s text:c="3"/>919315800 crop</text:span></text:p>
      <text:p text:style-name="P1"><text:span text:style-name="T1">## 6<text:s text:c="5"/>SNOW<text:s text:c="3"/>1024169752 property<text:s text:c="3"/>134683100 crop</text:span></text:p>
      <text:p text:style-name="P1"><text:span text:style-name="T1">## 7<text:s text:c="4"/>STORM<text:s text:c="2"/>66304415393 property<text:s text:c="2"/>6374474888 crop</text:span></text:p>
      <text:p text:style-name="P1"><text:span text:style-name="T1">## 8<text:s text:c="2"/>TORNADO<text:s text:c="2"/>58593098029 property<text:s text:c="3"/>417461520 crop</text:span></text:p>
      <text:p text:style-name="P1"><text:span text:style-name="T1">## 9<text:s text:c="5"/>WIND<text:s text:c="2"/>10847166618 property<text:s text:c="2"/>1403719150 crop</text:span></text:p>
      <text:p text:style-name="P1"><text:span text:style-name="T1">## 10<text:s text:c="2"/>WINTER<text:s text:c="3"/>6777295251 property<text:s text:c="4"/>47444000 crop</text:span></text:p>
      <text:p text:style-name="P1"><text:span text:style-name="T1">Results</text:span></text:p>
      <text:p text:style-name="P1"><text:span text:style-name="T1">Across the United States, which types of events are most harmful with respect to population health?</text:span></text:p>
      <text:p text:style-name="P1"><text:span text:style-name="T1"># transform EVENT to factor variable for health variables</text:span></text:p>
      <text:p text:style-name="P1"><text:span text:style-name="T1">agg.health$EVENT &lt;- as.factor(agg.health$EVENT)</text:span></text:p>
      <text:p text:style-name="P1"><text:span text:style-name="T1"/></text:p>
      <text:p text:style-name="P1"><text:span text:style-name="T1"># plot FATALITIES and INJURIES by EVENT</text:span></text:p>
      <text:p text:style-name="P1"><text:span text:style-name="T1">health.plot &lt;- ggplot(agg.health, aes(x = EVENT, y = Total, fill = type)) + geom_bar(stat = "identity") +</text:span></text:p>
      <text:p text:style-name="P1"><text:span text:style-name="T1"><text:s text:c="2"/>coord_flip() +</text:span></text:p>
      <text:p text:style-name="P1"><text:span text:style-name="T1"><text:s text:c="2"/>xlab("Event Type") + </text:span></text:p>
      <text:p text:style-name="P1"><text:span text:style-name="T1"><text:s text:c="2"/>ylab("Total number of health impact") +</text:span></text:p>
      <text:p text:style-name="P1"><text:span text:style-name="T1"><text:s text:c="2"/>ggtitle("Weather event types impact on public health") +</text:span></text:p>
      <text:p text:style-name="P1"><text:span text:style-name="T1"><text:s text:c="2"/>theme(plot.title = element_text(hjust = 0.5))</text:span></text:p>
      <text:p text:style-name="P1"><text:span text:style-name="T1">print(health.plot)<text:s text:c="2"/></text:span></text:p>
      <text:p text:style-name="P1"><text:span text:style-name="T1"/></text:p>
      <text:p text:style-name="P1"><text:span text:style-name="T1"/></text:p>
      <text:p text:style-name="P1"><text:span text:style-name="T1">The most harmful weather event for health (in number of total fatalites and injuries) is, by far, a tornado.</text:span></text:p>
      <text:p text:style-name="P1"><text:span text:style-name="T1">### Across the United States, which types of events have the greatest economic consequences?</text:span></text:p>
      <text:p text:style-name="P1"><text:span text:style-name="T1"/></text:p>
      <text:p text:style-name="P1"><text:span text:style-name="T1"># # transform EVENT to factor variable for economic variables</text:span></text:p>
      <text:p text:style-name="P1"><text:span text:style-name="T1">agg.economic$EVENT &lt;- as.factor(agg.economic$EVENT)</text:span></text:p>
      <text:p text:style-name="P1"><text:span text:style-name="T1"/></text:p>
      <text:p text:style-name="P1"><text:span text:style-name="T1"># plot PROPERTY damage and CROP damage by EVENT</text:span></text:p>
      <text:p text:style-name="P1"><text:span text:style-name="T1">economic.plot &lt;- ggplot(agg.economic, aes(x = EVENT, y = Total, fill = type)) + geom_bar(stat = "identity") +</text:span></text:p>
      <text:p text:style-name="P1"><text:span text:style-name="T1"><text:s text:c="2"/>coord_flip() +</text:span></text:p>
      <text:p text:style-name="P1"><text:span text:style-name="T1"><text:s text:c="2"/>xlab("Event Type") + </text:span></text:p>
      <text:p text:style-name="P1"><text:span text:style-name="T1"><text:s text:c="2"/>ylab("Total damage in dollars") +</text:span></text:p>
      <text:p text:style-name="P1"><text:span text:style-name="T1"><text:s text:c="2"/>ggtitle("Weather event types impact on property and crop damage") +</text:span></text:p>
      <text:p text:style-name="P1"><text:span text:style-name="T1"><text:s text:c="2"/>theme(plot.title = element_text(hjust = 0.5))</text:span></text:p>
      <text:p text:style-name="P1"><text:span text:style-name="T1">print(economic.plot) </text:span></text:p>
      <text:p text:style-name="P1"><text:span text:style-name="T1"/></text:p>
      <text:p text:style-name="P1"><text:span text:style-name="T1"/></text:p>
      <text:p text:style-name="P1"><text:span text:style-name="T1">The most devastating weather event with the greatest economic cosequences (to property and crops) is a flood.</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